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Config.get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Config.addCommand( CommandConfig comman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Confi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Config.Catalo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